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6b828" officeooo:paragraph-rsid="0006b828"/>
    </style:style>
    <style:style style:name="P2" style:family="paragraph" style:parent-style-name="Preformatted_20_Text">
      <style:text-properties fo:color="#ff6600" style:font-name="Ubuntu Mono" officeooo:paragraph-rsid="00072c40"/>
    </style:style>
    <style:style style:name="P3" style:family="paragraph" style:parent-style-name="Preformatted_20_Text">
      <style:text-properties fo:color="#ff6600" style:font-name="Ubuntu Mono" officeooo:paragraph-rsid="0010a1ac"/>
    </style:style>
    <style:style style:name="P4" style:family="paragraph" style:parent-style-name="Preformatted_20_Text">
      <style:text-properties fo:color="#ff3333" style:font-name="Ubuntu Mono"/>
    </style:style>
    <style:style style:name="P5" style:family="paragraph" style:parent-style-name="Preformatted_20_Text">
      <style:text-properties fo:color="#ff3333" style:font-name="Ubuntu Mono" officeooo:paragraph-rsid="00072c40"/>
    </style:style>
    <style:style style:name="P6" style:family="paragraph" style:parent-style-name="Preformatted_20_Text">
      <style:text-properties fo:color="#ff0000" style:font-name="Ubuntu Mono"/>
    </style:style>
    <style:style style:name="P7" style:family="paragraph" style:parent-style-name="Preformatted_20_Text">
      <style:text-properties fo:color="#ff0000" style:font-name="Ubuntu Mono" officeooo:paragraph-rsid="00072c40"/>
    </style:style>
    <style:style style:name="P8" style:family="paragraph" style:parent-style-name="Preformatted_20_Text">
      <style:text-properties fo:color="#ff00ff" style:font-name="Ubuntu Mono" officeooo:paragraph-rsid="00084ed2"/>
    </style:style>
    <style:style style:name="P9" style:family="paragraph" style:parent-style-name="Preformatted_20_Text">
      <style:text-properties fo:color="#ff00ff" style:font-name="Ubuntu Mono" officeooo:rsid="0006b828" officeooo:paragraph-rsid="0010a1ac"/>
    </style:style>
    <style:style style:name="P10" style:family="paragraph" style:parent-style-name="Preformatted_20_Text">
      <style:text-properties fo:color="#ff00ff" style:font-name="Ubuntu Mono" officeooo:paragraph-rsid="0010a1ac"/>
    </style:style>
    <style:style style:name="P11" style:family="paragraph" style:parent-style-name="Preformatted_20_Text">
      <style:text-properties fo:color="#0000ff" style:font-name="Ubuntu Mono" officeooo:paragraph-rsid="000818aa"/>
    </style:style>
    <style:style style:name="P12" style:family="paragraph" style:parent-style-name="Preformatted_20_Text">
      <style:text-properties fo:color="#0000ff" style:font-name="Ubuntu Mono" fo:font-size="10pt" officeooo:rsid="0006b828" officeooo:paragraph-rsid="000886de" style:font-name-asian="NSimSun" style:font-size-asian="10pt" style:font-name-complex="Liberation Mono" style:font-size-complex="10pt"/>
    </style:style>
    <style:style style:name="P13" style:family="paragraph" style:parent-style-name="Preformatted_20_Text">
      <style:text-properties fo:color="#0000ff" style:font-name="Ubuntu Mono" fo:font-size="10pt" officeooo:rsid="00072c40" officeooo:paragraph-rsid="00072c40" style:font-name-asian="NSimSun" style:font-size-asian="10pt" style:font-name-complex="Liberation Mono" style:font-size-complex="10pt"/>
    </style:style>
    <style:style style:name="P14" style:family="paragraph" style:parent-style-name="Preformatted_20_Text">
      <style:text-properties fo:color="#0000ff" style:font-name="Ubuntu Mono" officeooo:rsid="0006b828" officeooo:paragraph-rsid="0006b828"/>
    </style:style>
    <style:style style:name="P15" style:family="paragraph" style:parent-style-name="Preformatted_20_Text">
      <style:text-properties fo:color="#0000ff" style:font-name="Ubuntu Mono" officeooo:rsid="0006b828" officeooo:paragraph-rsid="000818aa"/>
    </style:style>
    <style:style style:name="P16" style:family="paragraph" style:parent-style-name="Preformatted_20_Text">
      <style:text-properties fo:color="#0000ff" style:font-name="Ubuntu Mono" officeooo:rsid="0006b828" officeooo:paragraph-rsid="00072c40"/>
    </style:style>
    <style:style style:name="P17" style:family="paragraph" style:parent-style-name="Preformatted_20_Text">
      <style:text-properties fo:color="#0000ff" style:font-name="Ubuntu Mono" officeooo:paragraph-rsid="0006b828"/>
    </style:style>
    <style:style style:name="P18" style:family="paragraph" style:parent-style-name="Preformatted_20_Text">
      <style:text-properties fo:color="#0000ff" style:font-name="Ubuntu Mono" officeooo:paragraph-rsid="001b8fc7"/>
    </style:style>
    <style:style style:name="P19" style:family="paragraph" style:parent-style-name="Preformatted_20_Text">
      <style:text-properties fo:color="#0000ff" style:font-name="Ubuntu Mono" officeooo:paragraph-rsid="001d4311"/>
    </style:style>
    <style:style style:name="P20" style:family="paragraph" style:parent-style-name="Preformatted_20_Text">
      <style:text-properties fo:color="#00cccc" style:font-name="Ubuntu Mono" fo:font-size="10pt" officeooo:paragraph-rsid="000818aa" style:font-name-asian="NSimSun" style:font-size-asian="10pt" style:font-name-complex="Liberation Mono" style:font-size-complex="10pt"/>
    </style:style>
    <style:style style:name="P21" style:family="paragraph" style:parent-style-name="Preformatted_20_Text">
      <style:text-properties fo:color="#00cccc" style:font-name="Ubuntu Mono" officeooo:paragraph-rsid="00084ed2"/>
    </style:style>
    <style:style style:name="P22" style:family="paragraph" style:parent-style-name="Preformatted_20_Text">
      <style:text-properties fo:color="#00cccc" style:font-name="Ubuntu Mono" officeooo:paragraph-rsid="00178e4e"/>
    </style:style>
    <style:style style:name="P23" style:family="paragraph" style:parent-style-name="Preformatted_20_Text">
      <style:text-properties fo:color="#00cccc" style:font-name="Ubuntu Mono" officeooo:paragraph-rsid="001b8fc7"/>
    </style:style>
    <style:style style:name="P24" style:family="paragraph" style:parent-style-name="Preformatted_20_Text">
      <style:text-properties style:font-name="Ubuntu Mono"/>
    </style:style>
    <style:style style:name="P25" style:family="paragraph" style:parent-style-name="Preformatted_20_Text">
      <style:text-properties style:font-name="Ubuntu Mono" officeooo:rsid="0006b828" officeooo:paragraph-rsid="0006b828"/>
    </style:style>
    <style:style style:name="P26" style:family="paragraph" style:parent-style-name="Preformatted_20_Text">
      <style:text-properties style:font-name="Ubuntu Mono" officeooo:rsid="0006b828" officeooo:paragraph-rsid="00072c40"/>
    </style:style>
    <style:style style:name="P27" style:family="paragraph" style:parent-style-name="Preformatted_20_Text">
      <style:text-properties style:font-name="Ubuntu Mono" officeooo:paragraph-rsid="00072c40"/>
    </style:style>
    <style:style style:name="P28" style:family="paragraph" style:parent-style-name="Preformatted_20_Text">
      <style:text-properties style:font-name="Ubuntu Mono" officeooo:paragraph-rsid="000a2978"/>
    </style:style>
    <style:style style:name="P29" style:family="paragraph" style:parent-style-name="Preformatted_20_Text">
      <style:text-properties style:font-name="Ubuntu Mono" officeooo:paragraph-rsid="000818aa"/>
    </style:style>
    <style:style style:name="P30" style:family="paragraph" style:parent-style-name="Preformatted_20_Text">
      <style:text-properties fo:color="#999999" style:font-name="Ubuntu Mono"/>
    </style:style>
    <style:style style:name="P31" style:family="paragraph" style:parent-style-name="Preformatted_20_Text">
      <style:text-properties fo:color="#999999" style:font-name="Ubuntu Mono" fo:font-size="10pt" style:font-name-asian="NSimSun" style:font-size-asian="10pt" style:font-name-complex="Liberation Mono" style:font-size-complex="10pt"/>
    </style:style>
    <style:style style:name="P32" style:family="paragraph" style:parent-style-name="Preformatted_20_Text">
      <style:text-properties fo:color="#999999" style:font-name="Ubuntu Mono" fo:font-size="10pt" officeooo:rsid="000a2978" officeooo:paragraph-rsid="000a2978" style:font-name-asian="NSimSun" style:font-size-asian="10pt" style:font-name-complex="Liberation Mono" style:font-size-complex="10pt"/>
    </style:style>
    <style:style style:name="P33" style:family="paragraph" style:parent-style-name="Preformatted_20_Text">
      <style:text-properties fo:color="#999999" style:font-name="Ubuntu Mono" officeooo:paragraph-rsid="000886de"/>
    </style:style>
    <style:style style:name="P34" style:family="paragraph" style:parent-style-name="Preformatted_20_Text">
      <style:text-properties fo:color="#999999" style:font-name="Ubuntu Mono" officeooo:paragraph-rsid="00099c9d"/>
    </style:style>
    <style:style style:name="P35" style:family="paragraph" style:parent-style-name="Preformatted_20_Text">
      <style:text-properties fo:color="#999999" style:font-name="Ubuntu Mono" officeooo:paragraph-rsid="00109eb9"/>
    </style:style>
    <style:style style:name="P36" style:family="paragraph" style:parent-style-name="Preformatted_20_Text">
      <style:text-properties style:font-name="Ubuntu Mono" officeooo:paragraph-rsid="00084ed2"/>
    </style:style>
    <style:style style:name="P37" style:family="paragraph" style:parent-style-name="Preformatted_20_Text">
      <style:text-properties fo:color="#00cccc" style:font-name="Ubuntu Mono" fo:font-size="10pt" officeooo:paragraph-rsid="001ee56f" style:font-name-asian="NSimSun" style:font-size-asian="10pt" style:font-name-complex="Liberation Mono" style:font-size-complex="10pt"/>
    </style:style>
    <style:style style:name="P38" style:family="paragraph" style:parent-style-name="Preformatted_20_Text">
      <style:text-properties fo:color="#00cccc" style:font-name="Ubuntu Mono" officeooo:paragraph-rsid="001ee56f"/>
    </style:style>
    <style:style style:name="P39" style:family="paragraph" style:parent-style-name="Heading_20_3">
      <style:text-properties style:font-name="Ubuntu Mono"/>
    </style:style>
    <style:style style:name="P40" style:family="paragraph" style:parent-style-name="Heading_20_3">
      <style:text-properties style:font-name="Ubuntu Mono" officeooo:paragraph-rsid="00072c40"/>
    </style:style>
    <style:style style:name="P41" style:family="paragraph" style:parent-style-name="Heading_20_3">
      <style:text-properties style:font-name="Ubuntu Mono" officeooo:rsid="00072c40" officeooo:paragraph-rsid="00072c40"/>
    </style:style>
    <style:style style:name="T1" style:family="text">
      <style:text-properties officeooo:rsid="0006b828"/>
    </style:style>
    <style:style style:name="T2" style:family="text">
      <style:text-properties officeooo:rsid="00072c40"/>
    </style:style>
    <style:style style:name="T3" style:family="text">
      <style:text-properties fo:color="#ff0000"/>
    </style:style>
    <style:style style:name="T4" style:family="text">
      <style:text-properties fo:color="#ff0000" officeooo:rsid="00072c40"/>
    </style:style>
    <style:style style:name="T5" style:family="text">
      <style:text-properties fo:color="#ff0000" fo:font-size="10pt" style:font-name-asian="NSimSun" style:font-size-asian="10pt" style:font-name-complex="Liberation Mono" style:font-size-complex="10pt"/>
    </style:style>
    <style:style style:name="T6" style:family="text">
      <style:text-properties fo:color="#ff0000" fo:font-size="10pt" officeooo:rsid="00084ed2" style:font-name-asian="NSimSun" style:font-size-asian="10pt" style:font-name-complex="Liberation Mono" style:font-size-complex="10pt"/>
    </style:style>
    <style:style style:name="T7" style:family="text">
      <style:text-properties fo:color="#ff0000" officeooo:rsid="000a2978"/>
    </style:style>
    <style:style style:name="T8" style:family="text">
      <style:text-properties fo:color="#00cccc" officeooo:rsid="0006b828"/>
    </style:style>
    <style:style style:name="T9" style:family="text">
      <style:text-properties fo:color="#00cccc" officeooo:rsid="00084ed2"/>
    </style:style>
    <style:style style:name="T10" style:family="text">
      <style:text-properties fo:color="#00cccc" fo:font-size="10pt" officeooo:rsid="0006b828" style:font-name-asian="NSimSun" style:font-size-asian="10pt" style:font-name-complex="Liberation Mono" style:font-size-complex="10pt"/>
    </style:style>
    <style:style style:name="T11" style:family="text">
      <style:text-properties fo:color="#00cccc" fo:font-size="10pt" officeooo:rsid="00072c40" style:font-name-asian="NSimSun" style:font-size-asian="10pt" style:font-name-complex="Liberation Mono" style:font-size-complex="10pt"/>
    </style:style>
    <style:style style:name="T12" style:family="text">
      <style:text-properties fo:color="#000000"/>
    </style:style>
    <style:style style:name="T13" style:family="text">
      <style:text-properties fo:color="#000000" officeooo:rsid="00072c40"/>
    </style:style>
    <style:style style:name="T14" style:family="text">
      <style:text-properties fo:color="#000000" fo:font-size="10pt" style:font-name-asian="NSimSun" style:font-size-asian="10pt" style:font-name-complex="Liberation Mono" style:font-size-complex="10pt"/>
    </style:style>
    <style:style style:name="T15" style:family="text">
      <style:text-properties fo:color="#000000" fo:font-size="10pt" officeooo:rsid="00072c40" style:font-name-asian="NSimSun" style:font-size-asian="10pt" style:font-name-complex="Liberation Mono" style:font-size-complex="10pt"/>
    </style:style>
    <style:style style:name="T16" style:family="text">
      <style:text-properties fo:color="#000000" fo:font-size="10pt" officeooo:rsid="000818aa" style:font-name-asian="NSimSun" style:font-size-asian="10pt" style:font-name-complex="Liberation Mono" style:font-size-complex="10pt"/>
    </style:style>
    <style:style style:name="T17" style:family="text">
      <style:text-properties fo:color="#000000" fo:font-size="10pt" officeooo:rsid="000886de" style:font-name-asian="NSimSun" style:font-size-asian="10pt" style:font-name-complex="Liberation Mono" style:font-size-complex="10pt"/>
    </style:style>
    <style:style style:name="T18" style:family="text">
      <style:text-properties fo:color="#000000" fo:font-size="10pt" officeooo:rsid="00084ed2" style:font-name-asian="NSimSun" style:font-size-asian="10pt" style:font-name-complex="Liberation Mono" style:font-size-complex="10pt"/>
    </style:style>
    <style:style style:name="T19" style:family="text">
      <style:text-properties fo:color="#000000" fo:font-size="10pt" officeooo:rsid="001b7931" style:font-name-asian="NSimSun" style:font-size-asian="10pt" style:font-name-complex="Liberation Mono" style:font-size-complex="10pt"/>
    </style:style>
    <style:style style:name="T20" style:family="text">
      <style:text-properties fo:color="#000000" fo:font-size="10pt" officeooo:rsid="001d4d62" style:font-name-asian="NSimSun" style:font-size-asian="10pt" style:font-name-complex="Liberation Mono" style:font-size-complex="10pt"/>
    </style:style>
    <style:style style:name="T21" style:family="text">
      <style:text-properties fo:color="#000000" officeooo:rsid="0006b828"/>
    </style:style>
    <style:style style:name="T22" style:family="text">
      <style:text-properties fo:color="#000000" officeooo:rsid="000818aa"/>
    </style:style>
    <style:style style:name="T23" style:family="text">
      <style:text-properties fo:color="#000000" officeooo:rsid="00084ed2"/>
    </style:style>
    <style:style style:name="T24" style:family="text">
      <style:text-properties fo:color="#000000" officeooo:rsid="000886de"/>
    </style:style>
    <style:style style:name="T25" style:family="text">
      <style:text-properties fo:color="#000000" officeooo:rsid="000a2978"/>
    </style:style>
    <style:style style:name="T26" style:family="text">
      <style:text-properties fo:color="#000000" officeooo:rsid="000ab9e5"/>
    </style:style>
    <style:style style:name="T27" style:family="text">
      <style:text-properties officeooo:rsid="00084ed2"/>
    </style:style>
    <style:style style:name="T28" style:family="text">
      <style:text-properties fo:color="#ff00ff" fo:font-size="10pt" style:font-name-asian="NSimSun" style:font-size-asian="10pt" style:font-name-complex="Liberation Mono" style:font-size-complex="10pt"/>
    </style:style>
    <style:style style:name="T29" style:family="text">
      <style:text-properties officeooo:rsid="000886de"/>
    </style:style>
    <style:style style:name="T30" style:family="text">
      <style:text-properties fo:color="#999999" fo:font-size="10pt" style:font-name-asian="NSimSun" style:font-size-asian="10pt" style:font-name-complex="Liberation Mono" style:font-size-complex="10pt"/>
    </style:style>
    <style:style style:name="T31" style:family="text">
      <style:text-properties fo:color="#999999" fo:font-size="10pt" officeooo:rsid="000a2978" style:font-name-asian="NSimSun" style:font-size-asian="10pt" style:font-name-complex="Liberation Mono" style:font-size-complex="10pt"/>
    </style:style>
    <style:style style:name="T32" style:family="text">
      <style:text-properties fo:font-size="10pt" officeooo:rsid="00084ed2" style:font-name-asian="NSimSun" style:font-size-asian="10pt" style:font-name-complex="Liberation Mono" style:font-size-complex="10pt"/>
    </style:style>
    <style:style style:name="T33" style:family="text">
      <style:text-properties fo:font-size="10pt" officeooo:rsid="000886de" style:font-name-asian="NSimSun" style:font-size-asian="10pt" style:font-name-complex="Liberation Mono" style:font-size-complex="10pt"/>
    </style:style>
    <style:style style:name="T34" style:family="text">
      <style:text-properties fo:font-size="10pt" officeooo:rsid="0006b828" style:font-name-asian="NSimSun" style:font-size-asian="10pt" style:font-name-complex="Liberation Mono" style:font-size-complex="10pt"/>
    </style:style>
    <style:style style:name="T35" style:family="text">
      <style:text-properties officeooo:rsid="00099c9d"/>
    </style:style>
    <style:style style:name="T36" style:family="text">
      <style:text-properties officeooo:rsid="000a2978"/>
    </style:style>
    <style:style style:name="T37" style:family="text">
      <style:text-properties officeooo:rsid="0012e2e3"/>
    </style:style>
    <style:style style:name="T38" style:family="text">
      <style:text-properties fo:color="#0000ff"/>
    </style:style>
    <style:style style:name="T39" style:family="text">
      <style:text-properties fo:color="#0000ff" fo:font-size="10pt" style:font-name-asian="NSimSun" style:font-size-asian="10pt" style:font-name-complex="Liberation Mono" style:font-size-complex="10pt"/>
    </style:style>
    <style:style style:name="T40" style:family="text">
      <style:text-properties fo:color="#0000ff" fo:font-size="10pt" officeooo:rsid="0006b828" style:font-name-asian="NSimSun" style:font-size-asian="10pt" style:font-name-complex="Liberation Mono" style:font-size-complex="10pt"/>
    </style:style>
    <style:style style:name="T41" style:family="text">
      <style:text-properties fo:color="#0000ff" fo:font-size="10pt" officeooo:rsid="001715ec" style:font-name-asian="NSimSun" style:font-size-asian="10pt" style:font-name-complex="Liberation Mono" style:font-size-complex="10pt"/>
    </style:style>
    <style:style style:name="T42" style:family="text">
      <style:text-properties fo:color="#0000ff" fo:font-size="10pt" officeooo:rsid="00072c40" style:font-name-asian="NSimSun" style:font-size-asian="10pt" style:font-name-complex="Liberation Mono" style:font-size-complex="10pt"/>
    </style:style>
    <style:style style:name="T43" style:family="text">
      <style:text-properties fo:color="#0000ff" fo:font-size="10pt" officeooo:rsid="00084ed2" style:font-name-asian="NSimSun" style:font-size-asian="10pt" style:font-name-complex="Liberation Mono" style:font-size-complex="10pt"/>
    </style:style>
    <style:style style:name="T44" style:family="text">
      <style:text-properties fo:color="#0000ff" fo:font-size="10pt" officeooo:rsid="001719c1" style:font-name-asian="NSimSun" style:font-size-asian="10pt" style:font-name-complex="Liberation Mono" style:font-size-complex="10pt"/>
    </style:style>
    <style:style style:name="T45" style:family="text">
      <style:text-properties fo:color="#0000ff" fo:font-size="10pt" officeooo:rsid="001b8fc7" style:font-name-asian="NSimSun" style:font-size-asian="10pt" style:font-name-complex="Liberation Mono" style:font-size-complex="10pt"/>
    </style:style>
    <style:style style:name="T46" style:family="text">
      <style:text-properties fo:color="#0000ff" fo:font-size="10pt" officeooo:rsid="001d4311" style:font-name-asian="NSimSun" style:font-size-asian="10pt" style:font-name-complex="Liberation Mono" style:font-size-complex="10pt"/>
    </style:style>
    <style:style style:name="T47" style:family="text">
      <style:text-properties fo:color="#0000ff" officeooo:rsid="0006b828"/>
    </style:style>
    <style:style style:name="T48" style:family="text">
      <style:text-properties fo:color="#0000ff" officeooo:rsid="000a2978"/>
    </style:style>
    <style:style style:name="T49" style:family="text">
      <style:text-properties fo:color="#0000ff" officeooo:rsid="00084ed2"/>
    </style:style>
    <style:style style:name="T50" style:family="text">
      <style:text-properties style:font-name="Ubuntu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3"><text:span text:style-name="T2">base</text:span>.html</text:h>
      <text:p text:style-name="P32">&lt;html&gt;</text:p>
      <text:p text:style-name="P31">&lt;head&gt;</text:p>
      <text:p text:style-name="P28"><text:span text:style-name="T30">.</text:span><text:span text:style-name="T31">2</text:span><text:span text:style-name="T30">&lt;title&gt;</text:span><text:span text:style-name="T28">{ TITLE }{ </text:span><text:span text:style-name="T14">SITENAME</text:span><text:span text:style-name="T28"> }</text:span></text:p>
      <text:p text:style-name="P24"><text:span text:style-name="T5">.</text:span><text:span text:style-name="T6">2</text:span><text:span text:style-name="T5">{ HEAD }</text:span></text:p>
      <text:p text:style-name="P24"/>
      <text:p text:style-name="P30">&lt;body&gt;</text:p>
      <text:p text:style-name="P30">.<text:span text:style-name="T27">2</text:span>&lt;div id=<text:span text:style-name="T12">wrapper</text:span>&gt;</text:p>
      <text:p text:style-name="P30">...<text:span text:style-name="T27">4</text:span>&lt;<text:span text:style-name="T23">header</text:span>&gt;</text:p>
      <text:p text:style-name="P33">.....<text:span text:style-name="T29">6</text:span>&lt;h1&gt;&lt;a&gt;{ <text:span text:style-name="T14">SITENAME</text:span> }</text:p>
      <text:p text:style-name="P30"><text:s text:c="6"/>&lt;h2&gt;{ <text:span text:style-name="T17">SITE</text:span><text:span text:style-name="T14">SUBTITLE</text:span> }</text:p>
      <text:p text:style-name="P30"/>
      <text:p text:style-name="P33">...<text:span text:style-name="T27">4</text:span>&lt;<text:span text:style-name="T18">nav</text:span>&gt;</text:p>
      <text:p text:style-name="P33">.....<text:span text:style-name="T29">6</text:span>&lt;ul&gt;</text:p>
      <text:p text:style-name="P33">.......<text:span text:style-name="T29">8</text:span>&lt;li&gt;&lt;a&gt;{ <text:span text:style-name="T24">NAVMENU</text:span>}</text:p>
      <text:p text:style-name="P30"/>
      <text:p text:style-name="P33">...<text:span text:style-name="T27">4</text:span>&lt;<text:span text:style-name="T18">main</text:span>&gt;</text:p>
      <text:p text:style-name="P12">.....6{ CONTENT }</text:p>
      <text:p text:style-name="P30"/>
      <text:p text:style-name="P33">...<text:span text:style-name="T27">4</text:span>&lt;<text:span text:style-name="T18">footer</text:span>&gt;</text:p>
      <text:p text:style-name="P34"><text:span text:style-name="T32">.....</text:span><text:span text:style-name="T33">6</text:span>&lt;ul&gt;</text:p>
      <text:p text:style-name="P34"><text:span text:style-name="T32">.....</text:span>..<text:span text:style-name="T35">8</text:span>&lt;li&gt;&lt;a&gt;{ <text:span text:style-name="T17">FOOTMENU</text:span> }</text:p>
      <text:p text:style-name="P35"><text:span text:style-name="T32">.....</text:span><text:span text:style-name="T33">6</text:span>&lt;p&gt;&lt;a&gt;{ <text:span text:style-name="T20">FOOTER</text:span> }</text:p>
      <text:h text:style-name="P40" text:outline-level="3"/>
      <text:h text:style-name="P40" text:outline-level="3"/>
      <text:h text:style-name="P41" text:outline-level="3">page.html</text:h>
      <text:p text:style-name="P25">extends base.html</text:p>
      <text:p text:style-name="P3"/>
      <text:p text:style-name="P10">TITLE</text:p>
      <text:p text:style-name="P9"><text:span text:style-name="T2">{ </text:span><text:span text:style-name="T15">TITLE</text:span><text:span text:style-name="T2"> }</text:span></text:p>
      <text:p text:style-name="P9"/>
      <text:p text:style-name="P6">HEAD</text:p>
      <text:p text:style-name="P6">.<text:span text:style-name="T2">2</text:span>&lt;script&gt;<text:span text:style-name="T36">{ </text:span><text:span text:style-name="T25">JAVA</text:span><text:span text:style-name="T36"> }</text:span></text:p>
      <text:p text:style-name="P4"/>
      <text:p text:style-name="P14">CONTENT</text:p>
      <text:p text:style-name="P17">.....<text:span text:style-name="T1">6&lt;h1&gt;{ </text:span><text:span text:style-name="T15">TITLE</text:span><text:span text:style-name="T1"> }</text:span></text:p>
      <text:p text:style-name="P22"><text:span text:style-name="T40"><text:s text:c="6"/>&lt;</text:span><text:span text:style-name="T16">section</text:span><text:span text:style-name="T34"> </text:span><text:span text:style-name="T40">class=</text:span><text:span text:style-name="T16">optborder</text:span><text:span text:style-name="T40">&gt;</text:span></text:p>
      <text:p text:style-name="P29"><text:span text:style-name="T40">.......</text:span><text:span text:style-name="T41">8</text:span><text:span text:style-name="T40">&lt;</text:span><text:span text:style-name="T21">article</text:span><text:span text:style-name="T40">&gt;{</text:span><text:span text:style-name="T8"> </text:span><text:span text:style-name="T15">CONTENT</text:span><text:span text:style-name="T8"> </text:span><text:span text:style-name="T40">}</text:span></text:p>
      <text:h text:style-name="P39" text:outline-level="3"/>
      <text:h text:style-name="P39" text:outline-level="3"><text:span text:style-name="T2">index</text:span>.html</text:h>
      <text:p text:style-name="P26">extends base.html</text:p>
      <text:p text:style-name="P2"/>
      <text:p text:style-name="P8">TITLE</text:p>
      <text:p text:style-name="P8"><text:span text:style-name="T2">{ </text:span><text:span text:style-name="T15">TITLE</text:span><text:span text:style-name="T2"> }</text:span></text:p>
      <text:p text:style-name="P5"/>
      <text:p text:style-name="P15">CONTENT</text:p>
      <text:p text:style-name="P11"><text:span text:style-name="T1">.....6&lt;h1&gt;{ </text:span><text:span text:style-name="T15">TITLE</text:span><text:span text:style-name="T1"> }</text:span></text:p>
      <text:p text:style-name="P22"><text:span text:style-name="T40"><text:s text:c="6"/>&lt;</text:span><text:span text:style-name="T16">section</text:span><text:span text:style-name="T34"> </text:span><text:span text:style-name="T40">class=</text:span><text:span text:style-name="T16">optborder </text:span><text:span text:style-name="T19">post-list</text:span><text:span text:style-name="T40">&gt;</text:span></text:p>
      <text:p text:style-name="P13">.......8&lt;ol&gt;</text:p>
      <text:p text:style-name="P21"><text:span text:style-name="T39">........</text:span><text:span text:style-name="T43">10&lt;li&gt;</text:span></text:p>
      <text:p text:style-name="P21"><text:span text:style-name="T39">..........</text:span><text:span text:style-name="T43">12&lt;</text:span><text:span text:style-name="T45">h2</text:span><text:span text:style-name="T43">&gt;{</text:span><text:span text:style-name="T27"> </text:span><text:span text:style-name="T16">BLOGTITLE</text:span><text:span text:style-name="T27"> </text:span><text:span text:style-name="T43">}</text:span></text:p>
      <text:p text:style-name="P21"><text:span text:style-name="T43"><text:s text:c="12"/>&lt;</text:span><text:span text:style-name="T46">h4</text:span><text:span text:style-name="T43">&gt;{</text:span><text:span text:style-name="T27"> </text:span><text:span text:style-name="T16">BLOGDATE</text:span><text:span text:style-name="T27"> </text:span><text:span text:style-name="T43">}</text:span></text:p>
      <text:p text:style-name="P36"><text:span text:style-name="T43"><text:s text:c="12"/>&lt;</text:span><text:span text:style-name="T46">p</text:span><text:span text:style-name="T43">&gt;{</text:span><text:span text:style-name="T9"> </text:span><text:span text:style-name="T16">BLOGSUMMARY</text:span><text:span text:style-name="T9"> </text:span><text:span text:style-name="T43">}</text:span></text:p>
      <text:p text:style-name="P37"><text:span text:style-name="T47">.....6</text:span><text:span text:style-name="T49">&lt;p class=</text:span><text:span text:style-name="T13">paginator</text:span><text:span text:style-name="T49">&gt;&lt;a class=</text:span><text:span text:style-name="T13">tightbutton</text:span><text:span text:style-name="T49">&gt;</text:span><text:span text:style-name="T48">{ </text:span><text:span text:style-name="T25">PAGINATOR</text:span><text:span text:style-name="T48"> }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39" text:outline-level="3">article.html</text:h>
      <text:p text:style-name="P25">extends base.html</text:p>
      <text:p text:style-name="P3"/>
      <text:p text:style-name="P10">TITLE</text:p>
      <text:p text:style-name="P10"><text:span text:style-name="T27">{ </text:span><text:span text:style-name="T15">TITLE</text:span><text:span text:style-name="T2"> }</text:span></text:p>
      <text:p text:style-name="P10"/>
      <text:p text:style-name="P7">HEAD</text:p>
      <text:p text:style-name="P27"><text:span text:style-name="T3">.</text:span><text:span text:style-name="T4">2</text:span><text:span text:style-name="T3">&lt;</text:span><text:span text:style-name="T4">meta </text:span><text:span text:style-name="T7">{ </text:span><text:span text:style-name="T25">METATAGS</text:span><text:span text:style-name="T7"> } /&gt;</text:span></text:p>
      <text:p text:style-name="P5"/>
      <text:p text:style-name="P16">CONTENT_<text:span text:style-name="T37">HEAD</text:span></text:p>
      <text:p text:style-name="P18"><text:span text:style-name="T1">.....6&lt;div class=</text:span><text:span text:style-name="T21">post-title</text:span><text:span text:style-name="T1">&gt;</text:span></text:p>
      <text:p text:style-name="P19"><text:span text:style-name="T1">.......8&lt;h1&gt;&lt;a&gt;{ </text:span><text:span text:style-name="T21">BLOG</text:span><text:span text:style-name="T15">TITLE</text:span><text:span text:style-name="T1"> }</text:span></text:p>
      <text:p text:style-name="P11"><text:span text:style-name="T1"><text:s text:c="8"/>&lt;h4&gt;{ </text:span><text:span text:style-name="T15">BLOGDATE</text:span><text:span text:style-name="T1"> }</text:span></text:p>
      <text:p text:style-name="P23"><text:span text:style-name="T40">.....6&lt;</text:span><text:span text:style-name="T16">article</text:span><text:span text:style-name="T1"> </text:span><text:span text:style-name="T40">class=</text:span><text:span text:style-name="T22">optborder</text:span><text:span text:style-name="T40">&gt;</text:span></text:p>
      <text:p text:style-name="P38"><text:span text:style-name="T42">.......8{ </text:span><text:span text:style-name="T15">BLOGPOST</text:span><text:span text:style-name="T2"> </text:span><text:span text:style-name="T42">}</text:span></text:p>
      <text:p text:style-name="P37"><text:span text:style-name="T47">.....6</text:span><text:span text:style-name="T49">&lt;p class=</text:span><text:span text:style-name="T13">paginator</text:span><text:span text:style-name="T49">&gt;&lt;a class=</text:span><text:span text:style-name="T13">tightbutton</text:span><text:span text:style-name="T49">&gt;</text:span><text:span text:style-name="T48">{ </text:span><text:span text:style-name="T25">PAGINATOR</text:span><text:span text:style-name="T48"> }</text:span></text:p>
      <text:p text:style-name="P20"><text:span text:style-name="T38"><text:s text:c="6"/>&lt;div class=</text:span><text:span text:style-name="T13">optborder</text:span><text:span text:style-name="T27"> </text:span><text:span text:style-name="T13">comments</text:span><text:span text:style-name="T38">&gt;</text:span></text:p>
      <text:p text:style-name="P29"><text:span text:style-name="T39">..</text:span><text:span text:style-name="T40">.....</text:span><text:span text:style-name="T44">8</text:span><text:span text:style-name="T40">&lt;{</text:span><text:span text:style-name="T10"> </text:span><text:span text:style-name="T15">DISQUS</text:span><text:span text:style-name="T11"> </text:span><text:span text:style-name="T42">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66cm" fo:margin-bottom="1.512cm" fo:margin-left="2cm" fo:margin-right="2cm" style:shadow="none" fo:background-color="transparent" style:writing-mode="lr-tb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4:02:43.047000000</meta:creation-date>
    <dc:date>2014-07-24T14:58:51.589000000</dc:date>
    <meta:editing-duration>PT2H25S</meta:editing-duration>
    <meta:editing-cycles>29</meta:editing-cycles>
    <meta:generator>LibreOffice/4.2.5.2$Windows_x86 LibreOffice_project/61cb170a04bb1f12e77c884eab9192be736ec5f5</meta:generator>
    <meta:print-date>2014-07-24T09:41:48.658000000</meta:print-date>
    <meta:document-statistic meta:table-count="0" meta:image-count="0" meta:object-count="0" meta:page-count="1" meta:paragraph-count="57" meta:word-count="125" meta:character-count="1044" meta:non-whitespace-character-count="920"/>
  </office:meta>
</office:document-meta>
</file>